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20c21c" style:font-weight-asian="normal" style:font-weight-complex="normal"/>
    </style:style>
    <style:style style:name="P2" style:family="paragraph" style:parent-style-name="Standard">
      <style:text-properties fo:font-weight="normal" officeooo:rsid="00223cc4" style:font-weight-asian="normal" style:font-weight-complex="normal"/>
    </style:style>
    <style:style style:name="P3" style:family="paragraph" style:parent-style-name="Standard">
      <style:text-properties fo:font-weight="normal" officeooo:rsid="00223cc4" style:font-weight-asian="normal" style:font-weight-complex="normal"/>
    </style:style>
    <style:style style:name="T1" style:family="text">
      <style:text-properties officeooo:rsid="0020c21c"/>
    </style:style>
    <style:style style:name="T2" style:family="text">
      <style:text-properties fo:font-weight="bold" officeooo:rsid="0020c21c" style:font-weight-asian="bold" style:font-weight-complex="bold"/>
    </style:style>
    <style:style style:name="T3" style:family="text">
      <style:text-properties fo:font-weight="bold" officeooo:rsid="002366eb" style:font-weight-asian="bold" style:font-weight-complex="bold"/>
    </style:style>
    <style:style style:name="T4" style:family="text">
      <style:text-properties fo:font-weight="bold" officeooo:rsid="0024bfa7" style:font-weight-asian="bold" style:font-weight-complex="bold"/>
    </style:style>
    <style:style style:name="T5" style:family="text">
      <style:text-properties fo:font-weight="normal" officeooo:rsid="0020c21c" style:font-weight-asian="normal" style:font-weight-complex="normal"/>
    </style:style>
    <style:style style:name="T6" style:family="text">
      <style:text-properties fo:font-weight="normal" officeooo:rsid="00223cc4" style:font-weight-asian="normal" style:font-weight-complex="normal"/>
    </style:style>
    <style:style style:name="T7" style:family="text">
      <style:text-properties fo:font-weight="normal" officeooo:rsid="00234120" style:font-weight-asian="normal" style:font-weight-complex="normal"/>
    </style:style>
    <style:style style:name="T8" style:family="text">
      <style:text-properties fo:font-weight="normal" officeooo:rsid="002366eb" style:font-weight-asian="normal" style:font-weight-complex="normal"/>
    </style:style>
    <style:style style:name="T9" style:family="text">
      <style:text-properties officeooo:rsid="00223cc4"/>
    </style:style>
    <style:style style:name="T10" style:family="text">
      <style:text-properties officeooo:rsid="002366eb"/>
    </style:style>
    <style:style style:name="T11" style:family="text">
      <style:text-properties officeooo:rsid="0024bfa7"/>
    </style:style>
    <style:style style:name="T12" style:family="text">
      <style:text-properties fo:font-style="italic" officeooo:rsid="0024bfa7"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For </text:span><text:span text:style-name="T12">ARC: Advanced Racing Construct,</text:span><text:span text:style-name="T11"> </text:span><text:span text:style-name="T1">there are two different types of characters: an avatar and the vehicles. I’ll attempt to add some depth to both below:</text:span></text:p>
      <text:p text:style-name="Standard"/>
      <text:p text:style-name="Standard"/>
      <text:p text:style-name="Standard"><text:tab/><text:span text:style-name="T2">Avatars:</text:span><text:span text:style-name="T1"> The backstory of the game is presented through the prospective of an avatar. These will be customizable characters that can be made to be unique to suit each players personal preference; </text:span><text:span text:style-name="T9">gender, hair, skin tone, etc. </text:span><text:span text:style-name="T1">There will also be special cosmetic items that are earned as rewards. The avatar is used as a human element to connect the player to the world, but is not strictly a playable character. </text:span><text:span text:style-name="T10">There will be e</text:span><text:span text:style-name="T1">stablishing cutscene/walkthroughs in the introduction of the game, but outside of these thematic instances, the gameplay takes place through racing in the ‘vehicles’.</text:span></text:p>
      <text:p text:style-name="Standard"/>
      <text:p text:style-name="Standard"/>
      <text:p text:style-name="Standard"><text:tab/><text:span text:style-name="T3">Vehicles </text:span><text:span text:style-name="T4">aka </text:span><text:span text:style-name="T3">‘racers’</text:span><text:span text:style-name="T2">: </text:span><text:span text:style-name="T5">I think it is appropriate to consider the vehicles characters as well. I envision that there will be a handful of ‘stock’ configurations for the </text:span><text:span text:style-name="T8">racers</text:span><text:span text:style-name="T5">, and then various ‘mods’ that enhance certain aspects of there performance. </text:span></text:p>
      <text:p text:style-name="P1"/>
      <text:p text:style-name="Standard"><text:span text:style-name="T5"><text:tab/></text:span><text:span text:style-name="T6">The </text:span><text:span text:style-name="T8">racers</text:span><text:span text:style-name="T6"> are what’s used for the </text:span><text:span text:style-name="T8">competition </text:span><text:span text:style-name="T6">which is what the gameplay revolves around. The best example of the type of racing that I would hope to emulate is Mario Kart; easy to understand and with lots of elements of chance, skill, and luck. </text:span></text:p>
      <text:p text:style-name="P2"/>
      <text:p text:style-name="Standard"><text:span text:style-name="T6"><text:tab/>For the design of the vehicles, I imagine them to have strong ‘Redout’ influenced design; futuristic, fusion powered racing ships (see photo for an example). ‘Mods’ would be upgrades that are visible while they game is happening. Other aesthetic influences are ‘Transi</text:span><text:span text:style-name="T7">s</text:span><text:span text:style-name="T6">t</text:span><text:span text:style-name="T7">o</text:span><text:span text:style-name="T6">r’ </text:span><text:span text:style-name="T7">and ‘Tron’. Each vehicle would have some sort of backstory that moves the narrative forward, and would be unlocked as progress is made.</text:span></text:p>
      <text:p text:style-name="P2"/>
      <text:p text:style-name="P2"><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1:40:04.206000000</meta:creation-date>
    <meta:generator>LibreOffice/7.0.4.2$Windows_X86_64 LibreOffice_project/dcf040e67528d9187c66b2379df5ea4407429775</meta:generator>
    <dc:date>2021-01-14T09:35:44.252000000</dc:date>
    <meta:editing-duration>PT8M24S</meta:editing-duration>
    <meta:editing-cycles>4</meta:editing-cycles>
    <meta:document-statistic meta:table-count="0" meta:image-count="0" meta:object-count="0" meta:page-count="1" meta:paragraph-count="6" meta:word-count="273" meta:character-count="1660" meta:non-whitespace-character-count="1384"/>
  </office:meta>
</office:document-meta>
</file>